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18121181DC34AB7190F.png" manifest:media-type="image/png"/>
  <manifest:file-entry manifest:full-path="Pictures/100002010000026C00000191FC66C7D2960AA02A.png" manifest:media-type="image/png"/>
  <manifest:file-entry manifest:full-path="Pictures/100002010000025B000000333B73F309087499F3.png" manifest:media-type="image/png"/>
  <manifest:file-entry manifest:full-path="Pictures/100002010000025E00000062828886848DE5EC58.png" manifest:media-type="image/png"/>
  <manifest:file-entry manifest:full-path="Pictures/100002010000023600000046D04317E3454ED92E.png" manifest:media-type="image/png"/>
  <manifest:file-entry manifest:full-path="Pictures/10000201000002650000016DA30FE64428CFFAC3.png" manifest:media-type="image/png"/>
  <manifest:file-entry manifest:full-path="Pictures/10000201000002880000003502E5AFA25D125838.png" manifest:media-type="image/png"/>
  <manifest:file-entry manifest:full-path="Pictures/10000201000002560000016E6C74150836838F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7e7" officeooo:paragraph-rsid="001117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3126in" svg:height="1.0209in" draw:z-index="0"><draw:image xlink:href="Pictures/100002010000025E00000062828886848DE5EC58.png" xlink:type="simple" xlink:show="embed" xlink:actuate="onLoad" loext:mime-type="image/png"/></draw:frame>1,</text:p>
      <text:p text:style-name="P1"/>
      <text:p text:style-name="P1"/>
      <text:p text:style-name="P1"/>
      <text:p text:style-name="P1"/>
      <text:p text:style-name="P1"><draw:frame draw:style-name="fr1" draw:name="Image2" text:anchor-type="paragraph" svg:width="6.2811in" svg:height="0.5311in" draw:z-index="1"><draw:image xlink:href="Pictures/100002010000025B000000333B73F309087499F3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paragraph" svg:width="5.8957in" svg:height="0.7291in" draw:z-index="2"><draw:image xlink:href="Pictures/100002010000023600000046D04317E3454ED9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paragraph" svg:width="6.3854in" svg:height="3.802in" draw:z-index="3"><draw:image xlink:href="Pictures/10000201000002650000016DA30FE64428CFFAC3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5" text:anchor-type="paragraph" svg:width="6.6929in" svg:height="0.5472in" draw:z-index="4"><draw:image xlink:href="Pictures/10000201000002880000003502E5AFA25D125838.png" xlink:type="simple" xlink:show="embed" xlink:actuate="onLoad" loext:mime-type="image/png"/></draw:frame></text:p>
      <text:p text:style-name="P1"/>
      <text:p text:style-name="P1"><draw:frame draw:style-name="fr1" draw:name="Image6" text:anchor-type="paragraph" svg:width="6.2291in" svg:height="3.8126in" draw:z-index="5"><draw:image xlink:href="Pictures/10000201000002560000016E6C74150836838F4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6.4583in" svg:height="4.1772in" draw:z-index="6"><draw:image xlink:href="Pictures/100002010000026C00000191FC66C7D2960AA0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width="6.6354in" svg:height="4.0102in" draw:z-index="7"><draw:image xlink:href="Pictures/100002010000027D0000018121181DC34AB7190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44:31.630881245</meta:creation-date>
    <meta:generator>LibreOffice/6.0.3.2$Linux_X86_64 LibreOffice_project/00m0$Build-2</meta:generator>
    <dc:date>2018-07-19T21:48:46.677288223</dc:date>
    <meta:editing-duration>PT27M55S</meta:editing-duration>
    <meta:editing-cycles>7</meta:editing-cycles>
    <meta:document-statistic meta:table-count="0" meta:image-count="8" meta:object-count="0" meta:page-count="3" meta:paragraph-count="1" meta:word-count="1" meta:character-count="2" meta:non-whitespace-character-count="2"/>
  </office:meta>
</office:document-meta>
</file>